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7-14, 4-4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20, 0-9)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350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15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4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lli Nee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7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manda Conlin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7</text:p>
          </table:table-cell>
          <table:table-cell office:value-type="string">
            <text:p>13</text:p>
          </table:table-cell>
          <table:table-cell office:value-type="string">
            <text:p>111</text:p>
          </table:table-cell>
          <table:table-cell office:value-type="string">
            <text:p>.306</text:p>
          </table:table-cell>
          <table:table-cell office:value-type="string">
            <text:p>46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43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3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26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4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Fiona Hardi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667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5</text:p>
          </table:table-cell>
          <table:table-cell office:value-type="string">
            <text:p>17</text:p>
          </table:table-cell>
          <table:table-cell office:value-type="string">
            <text:p>98</text:p>
          </table:table-cell>
          <table:table-cell office:value-type="string">
            <text:p>.184</text:p>
          </table:table-cell>
          <table:table-cell office:value-type="string">
            <text:p>3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